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  <style:text-properties officeooo:paragraph-rsid="00042e69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style:text-line-through-style="solid" officeooo:paragraph-rsid="00042e69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rsid="00146463" officeooo:paragraph-rsid="00042e69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042e69"/>
    </style:style>
    <style:style style:name="P5" style:family="paragraph" style:parent-style-name="Text_20_body" style:master-page-name="HTML">
      <style:paragraph-properties fo:margin-top="0cm" fo:margin-bottom="0cm" style:contextual-spacing="false" style:page-number="auto"/>
      <style:text-properties officeooo:paragraph-rsid="00042e69"/>
    </style:style>
    <style:style style:name="P6" style:family="paragraph" style:parent-style-name="Text_20_body" style:list-style-name="L1">
      <style:text-properties officeooo:paragraph-rsid="00042e69"/>
    </style:style>
    <style:style style:name="T1" style:family="text">
      <style:text-properties officeooo:rsid="0000ffde"/>
    </style:style>
    <style:style style:name="T2" style:family="text">
      <style:text-properties officeooo:rsid="0002267c"/>
    </style:style>
    <style:style style:name="T3" style:family="text">
      <style:text-properties style:text-line-through-style="solid"/>
    </style:style>
    <style:style style:name="T4" style:family="text">
      <style:text-properties style:text-line-through-style="none" style:text-underline-style="none" style:text-blinking="false"/>
    </style:style>
    <style:style style:name="T5" style:family="text">
      <style:text-properties officeooo:rsid="00146463"/>
    </style:style>
    <style:style style:name="T6" style:family="text">
      <style:text-properties officeooo:rsid="0003c8de"/>
    </style:style>
    <style:style style:name="T7" style:family="text">
      <style:text-properties officeooo:rsid="0005145f"/>
    </style:style>
    <style:style style:name="T8" style:family="text">
      <style:text-properties officeooo:rsid="00162d1c"/>
    </style:style>
    <text:list-style style:name="L1">
      <text:list-level-style-number text:level="1" text:style-name="Zeichenformat" style:num-suffix="." style:num-format="1">
        <style:list-level-properties text:space-before="0.748cm" text:min-label-width="0.499cm"/>
      </text:list-level-style-number>
      <text:list-level-style-number text:level="2" text:style-name="Zeichenformat" style:num-suffix="." style:num-format="1">
        <style:list-level-properties text:space-before="1.995cm" text:min-label-width="0.499cm"/>
      </text:list-level-style-number>
      <text:list-level-style-number text:level="3" text:style-name="Zeichenformat" style:num-suffix="." style:num-format="1">
        <style:list-level-properties text:space-before="3.242cm" text:min-label-width="0.499cm"/>
      </text:list-level-style-number>
      <text:list-level-style-number text:level="4" text:style-name="Zeichenformat" style:num-suffix="." style:num-format="1">
        <style:list-level-properties text:space-before="4.489cm" text:min-label-width="0.499cm"/>
      </text:list-level-style-number>
      <text:list-level-style-number text:level="5" text:style-name="Zeichenformat" style:num-suffix="." style:num-format="1">
        <style:list-level-properties text:space-before="5.736cm" text:min-label-width="0.499cm"/>
      </text:list-level-style-number>
      <text:list-level-style-number text:level="6" text:style-name="Zeichenformat" style:num-suffix="." style:num-format="1">
        <style:list-level-properties text:space-before="6.983cm" text:min-label-width="0.499cm"/>
      </text:list-level-style-number>
      <text:list-level-style-number text:level="7" text:style-name="Zeichenformat" style:num-suffix="." style:num-format="1">
        <style:list-level-properties text:space-before="8.23cm" text:min-label-width="0.499cm"/>
      </text:list-level-style-number>
      <text:list-level-style-number text:level="8" text:style-name="Zeichenformat" style:num-suffix="." style:num-format="1">
        <style:list-level-properties text:space-before="9.478cm" text:min-label-width="0.499cm"/>
      </text:list-level-style-number>
      <text:list-level-style-number text:level="9" text:style-name="Zeichenformat" style:num-suffix="." style:num-format="1">
        <style:list-level-properties text:space-before="10.725cm" text:min-label-width="0.499cm"/>
      </text:list-level-style-number>
      <text:list-level-style-number text:level="10" text:style-name="Zeichenformat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pdating a copy of xkcd for which others can offer up translations</text:p>
      <text:p text:style-name="P4">Alistair Mann</text:p>
      <text:p text:style-name="P4"/>
      <text:list xml:id="list3009191146920528762" text:style-name="L1">
        <text:list-item>
          <text:p text:style-name="P1">Visit <text:a xlink:type="simple" xlink:href="https://xkcd.com/">https://xkcd.com/</text:a></text:p>
        </text:list-item>
        <text:list-item>
          <text:p text:style-name="P1">Right-click image | save image as | xkcd-orig-&lt;title&gt;.png | save</text:p>
        </text:list-item>
        <text:list-item>
          <text:p text:style-name="P1">Open GIMP</text:p>
        </text:list-item>
        <text:list-item>
          <text:p text:style-name="P1">File | open | xkcd-orig-&lt;title&gt;.png | open</text:p>
        </text:list-item>
        <text:list-item>
          <text:p text:style-name="P1">file | save as | xkcd-orig-&lt;title&gt;.xcf | save</text:p>
        </text:list-item>
        <text:list-item>
          <text:p text:style-name="P1">print the image</text:p>
          <text:list>
            <text:list-item>
              <text:p text:style-name="P1">title the image</text:p>
            </text:list-item>
            <text:list-item>
              <text:p text:style-name="P1"><text:span text:style-name="T1">Record dimensions of image</text:span></text:p>
            </text:list-item>
            <text:list-item>
              <text:p text:style-name="P1">Hover image <text:span text:style-name="T2">on site</text:span>: is there a title=”” popup? If so, note a fr0001 </text:p>
            </text:list-item>
            <text:list-item>
              <text:p text:style-name="P1">label the textual elements (“fr0104” etc)</text:p>
              <text:list>
                <text:list-item>
                  <text:p text:style-name="P1">If some textual elements repeat (“Yes”, “X” etc) then label the first, second and subsequent label with a new lable AND the original. This sign that position changes but the newmark doesn't</text:p>
                </text:list-item>
              </text:list>
            </text:list-item>
            <text:list-item>
              <text:p text:style-name="P1"><text:span text:style-name="T3">label point elements (“speech line”) </text:span><text:span text:style-name="T4">leaving original lines in this time</text:span></text:p>
            </text:list-item>
          </text:list>
        </text:list-item>
        <text:list-item>
          <text:p text:style-name="P1">Title two tables </text:p>
          <text:list>
            <text:list-item>
              <text:p text:style-name="P1">textual</text:p>
              <text:list>
                <text:list-item>
                  <text:p text:style-name="P1">one row per textual elements</text:p>
                </text:list-item>
                <text:list-item>
                  <text:p text:style-name="P1">cols: corner; x,y, w</text:p>
                </text:list-item>
              </text:list>
            </text:list-item>
            <text:list-item>
              <text:p text:style-name="P2">point elements</text:p>
              <text:list>
                <text:list-item>
                  <text:p text:style-name="P2">one row per two points (“pt1, pt2”)</text:p>
                </text:list-item>
                <text:list-item>
                  <text:p text:style-name="P2">Cols: xy-&gt;xy</text:p>
                </text:list-item>
              </text:list>
            </text:list-item>
          </text:list>
        </text:list-item>
        <text:list-item>
          <text:p text:style-name="P1">Co-ords:</text:p>
          <text:list>
            <text:list-item>
              <text:p text:style-name="P1">For each textual element</text:p>
              <text:list>
                <text:list-item>
                  <text:p text:style-name="P1">determine where the corner should go (just tl, tr, bl, br for now)</text:p>
                </text:list-item>
                <text:list-item>
                  <text:p text:style-name="P1">Get pixel co-ords for textual element<text:span text:style-name="T3"> and point elements</text:span></text:p>
                </text:list-item>
                <text:list-item>
                  <text:p text:style-name="P6">determine max width of bubble</text:p>
                </text:list-item>
              </text:list>
            </text:list-item>
          </text:list>
        </text:list-item>
        <text:list-item>
          <text:p text:style-name="P1">Erase all textual and speech bubble elements</text:p>
        </text:list-item>
        <text:list-item>
          <text:p text:style-name="P1">File | save as | xkcd-notext-&lt;title&gt;.xcf</text:p>
        </text:list-item>
        <text:list-item>
          <text:p text:style-name="P1">File | export … | export | export</text:p>
        </text:list-item>
        <text:list-item>
          <text:p text:style-name="P1">Close gimp</text:p>
        </text:list-item>
        <text:list-item>
          <text:p text:style-name="P1">Upload png to imgur and capture img src address</text:p>
        </text:list-item>
        <text:list-item>
          <text:p text:style-name="P1">At <text:a xlink:type="simple" xlink:href="http://www.pectw.net/"><text:span text:style-name="T5">w</text:span></text:a><text:span text:style-name="T5">ww.csi18n.com</text:span>, mkdir -p ~/csi18n/xkcd/&lt;title&gt; //title should use underscore not spaces</text:p>
          <text:list>
            <text:list-item>
              <text:p text:style-name="P1">cd ~/csi18n/xkcd/&lt;title&gt;</text:p>
            </text:list-item>
            <text:list-item>
              <text:p text:style-name="P1">cp ../20141201/index.php . (or whichever is most recent version)</text:p>
            </text:list-item>
            <text:list-item>
              <text:p text:style-name="P1">cp ../20141201/index.html .</text:p>
            </text:list-item>
            <text:list-item>
              <text:p text:style-name="P1">Edit index.html</text:p>
              <text:list>
                <text:list-item>
                  <text:p text:style-name="P1">search/replace previous title with new</text:p>
                </text:list-item>
                <text:list-item>
                  <text:p text:style-name="P1">change &lt;img src=”</text:p>
                </text:list-item>
                <text:list-item>
                  <text:p text:style-name="P1">Change attribution</text:p>
                </text:list-item>
                <text:list-item>
                  <text:p text:style-name="P1">Change date</text:p>
                </text:list-item>
                <text:list-item>
                  <text:p text:style-name="P1">Change “prev” link to last xkcd</text:p>
                </text:list-item>
                <text:list-item>
                  <text:p text:style-name="P1">change divs to handle particular number this day</text:p>
                </text:list-item>
                <text:list-item>
                  <text:p text:style-name="P1">change textareas to handle particular number this day</text:p>
                </text:list-item>
                <text:list-item>
                  <text:p text:style-name="P1">comment out unused <text:span text:style-name="T2">createDialog_v2s </text:span><text:s/>in xkcdShow()</text:p>
                </text:list-item>
                <text:list-item>
                  <text:p text:style-name="P2">comment out unused items in xkcdShowLines()</text:p>
                </text:list-item>
                <text:list-item>
                  <text:p text:style-name="P1">Data for xkcdShow() for BT, TL etc, co-ords and widths</text:p>
                </text:list-item>
                <text:list-item>
                  <text:p text:style-name="P3">Review xkcdShow() font sizes</text:p>
                </text:list-item>
                <text:list-item>
                  <text:p text:style-name="P2">Data for xkcdShowLines() for speech lines</text:p>
                </text:list-item>
                <text:list-item>
                  <text:p text:style-name="P1">If see-through PNG</text:p>
                  <text:list>
                    <text:list-item>
                      <text:p text:style-name="P1"><text:soft-page-break/>Work up each z-index</text:p>
                    </text:list-item>
                    <text:list-item>
                      <text:p text:style-name="P1">Add second area map because closer z-index of see through PNG means can't click text behind. A better solution: divide PNG into four around unused center </text:p>
                    </text:list-item>
                  </text:list>
                </text:list-item>
                <text:list-item>
                  <text:p text:style-name="P1">hidden image title?</text:p>
                  <text:list>
                    <text:list-item>
                      <text:p text:style-name="P1"><text:span text:style-name="T6">If necc, u</text:span>ncomment hideWhatWasImgTitle</text:p>
                    </text:list-item>
                    <text:list-item>
                      <text:p text:style-name="P1"><text:span text:style-name="T6">If necc, </text:span>hideWhatWasImgTitle, showWhatWasImgTitle correct element</text:p>
                    </text:list-item>
                    <text:list-item>
                      <text:p text:style-name="P1">Correct image-map via <text:a xlink:type="simple" xlink:href="http://www.image-maps.com/">http://www.image-maps.com/</text:a></text:p>
                      <text:list>
                        <text:list-item>
                          <text:p text:style-name="P1">Use the first &lt;area … tag in the html code</text:p>
                        </text:list-item>
                      </text:list>
                    </text:list-item>
                  </text:list>
                </text:list-item>
                <text:list-item>
                  <text:p text:style-name="P1">in index.php,</text:p>
                  <text:list>
                    <text:list-item>
                      <text:p text:style-name="P1">search replace old title with new</text:p>
                    </text:list-item>
                    <text:list-item>
                      <text:p text:style-name="P1"><text:span text:style-name="T7">change container_width to match image width</text:span></text:p>
                    </text:list-item>
                    <text:list-item>
                      <text:p text:style-name="P1">edit “handle POSTS” to suit</text:p>
                    </text:list-item>
                    <text:list-item>
                      <text:p text:style-name="P1">edit “check if enough to POST” to suit</text:p>
                    </text:list-item>
                    <text:list-item>
                      <text:p text:style-name="P1">edit “perform POSTs”</text:p>
                    </text:list-item>
                    <text:list-item>
                      <text:p text:style-name="P1">Modify script_uri to suit</text:p>
                    </text:list-item>
                    <text:list-item>
                      <text:p text:style-name="P1">edit “check guest params inbound”, ensure sizeof correct!</text:p>
                    </text:list-item>
                    <text:list-item>
                      <text:p text:style-name="P1">Edit “reset all the things, if not got expected things “</text:p>
                    </text:list-item>
                  </text:list>
                </text:list-item>
                <text:list-item>
                  <text:p text:style-name="P1">in ../common_javascript_v2.html <text:span text:style-name="T8">(if additional elements needed)</text:span></text:p>
                  <text:list>
                    <text:list-item>
                      <text:p text:style-name="P1">extend if $el … to suit (two loads)</text:p>
                    </text:list-item>
                    <text:list-item>
                      <text:p text:style-name="P1">extend handler_fr... to suit </text:p>
                    </text:list-item>
                    <text:list-item>
                      <text:p text:style-name="P1">extend localstorage.setitem to suit</text:p>
                    </text:list-item>
                    <text:list-item>
                      <text:p text:style-name="P1">extend d.innerHTML to suit</text:p>
                    </text:list-item>
                    <text:list-item>
                      <text:p text:style-name="P1">extend xkcdShow to suit</text:p>
                    </text:list-item>
                  </text:list>
                </text:list-item>
                <text:list-item>
                  <text:p text:style-name="P1">When dealing with same newmark, different location</text:p>
                  <text:list>
                    <text:list-item>
                      <text:p text:style-name="P1">Add content to the uncircled/first label</text:p>
                    </text:list-item>
                    <text:list-item>
                      <text:p text:style-name="P1">Circled labels should copy</text:p>
                    </text:list-item>
                    <text:list-item>
                      <text:p text:style-name="P1">index.html/createDialog_v2 should change 10th arg so newmark matches first in line</text:p>
                    </text:list-item>
                    <text:list-item>
                      <text:p text:style-name="P1">index.html comment out textareas for those elements reusing labels</text:p>
                    </text:list-item>
                    <text:list-item>
                      <text:p text:style-name="P1">index.php comment out IFs for those elements reusing labels</text:p>
                    </text:list-item>
                    <text:list-item>
                      <text:p text:style-name="P1">index.php comment out post_a_new for those elements reusing labels</text:p>
                    </text:list-item>
                    <text:list-item>
                      <text:p text:style-name="P1">index.php LEAVE unused elements in allcrid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Tie in this page to any indexing pages:</text:p>
          <text:list>
            <text:list-item>
              <text:p text:style-name="P1">add as “next” to previous index.html</text:p>
            </text:list-item>
            <text:list-item>
              <text:p text:style-name="P1">add to xkcd/index.html</text:p>
            </text:list-item>
          </text:list>
        </text:list-item>
        <text:list-item>
          <text:p text:style-name="P1">At site: <text:span text:style-name="T8">Page should now work, with 404s for text. </text:span>add English text as available translation:</text:p>
          <text:list>
            <text:list-item>
              <text:p text:style-name="P1">For each “<text:span text:style-name="T8">404</text:span>”</text:p>
              <text:list>
                <text:list-item>
                  <text:p text:style-name="P1">Click</text:p>
                </text:list-item>
                <text:list-item>
                  <text:p text:style-name="P1">Offer Another</text:p>
                </text:list-item>
                <text:list-item>
                  <text:p text:style-name="P1">Add original English</text:p>
                </text:list-item>
                <text:list-item>
                  <text:p text:style-name="P2">Anonymous</text:p>
                </text:list-item>
                <text:list-item>
                  <text:p text:style-name="P1">Submit</text:p>
                </text:list-item>
              </text:list>
            </text:list-item>
            <text:list-item>
              <text:p text:style-name="P1">Make text a bit larger/smaller to suit</text:p>
            </text:list-item>
          </text:list>
        </text:list-item>
        <text:list-item>
          <text:p text:style-name="P1">Adjust co-ords to su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8:14:59</meta:creation-date>
    <dc:date>2015-03-06T18:15:38</dc:date>
    <meta:editing-duration>P0D</meta:editing-duration>
    <meta:editing-cycles>1</meta:editing-cycles>
    <meta:document-statistic meta:table-count="0" meta:image-count="0" meta:object-count="0" meta:page-count="2" meta:paragraph-count="91" meta:word-count="645" meta:character-count="3701" meta:non-whitespace-character-count="3231"/>
    <meta:generator>LibreOffice/4.0.2.2$Linux_X86_64 LibreOffice_project/400m0$Build-2</meta:generator>
  </office:meta>
</office:document-meta>
</file>